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38">
            <text:p>238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office:value-type="float" office:value="526">
            <text:p>526</text:p>
          </table:table-cell>
          <table:table-cell office:value-type="float" office:value="532">
            <text:p>532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/>
          <table:table-cell office:value-type="float" office:value="1218">
            <text:p>1218</text:p>
          </table:table-cell>
          <table:table-cell table:number-columns-repeated="242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table:number-columns-repeated="241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7" table:style-name="ce4" office:value-type="float" office:value="1309">
            <text:p>1309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1124">
            <text:p>1124</text:p>
          </table:table-cell>
          <table:table-cell table:style-name="ce4" office:value-type="float" office:value="1125">
            <text:p>1125</text:p>
          </table:table-cell>
          <table:table-cell table:style-name="ce4" office:value-type="float" office:value="1126">
            <text:p>1126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128">
            <text:p>1128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office:value-type="float" office:value="44">
            <text:p>44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table:number-columns-repeated="241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table:number-columns-repeated="241"/>
        </table:table-row>
        <table:table-row table:style-name="ro1">
          <table:table-cell>
            <draw:frame table:end-cell-address="表1.G37" table:end-x="0.705cm" table:end-y="0.033cm" draw:z-index="0" draw:style-name="gr1" svg:width="6.491cm" svg:height="4.98cm" svg:x="0.001cm" svg:y="0.135cm">
              <draw:object draw:notify-on-update-of-ranges="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3cm" table:end-y="0.033cm" draw:z-index="1" draw:style-name="gr1" svg:width="6.491cm" svg:height="4.98cm" svg:x="0.715cm" svg:y="0.135cm">
              <draw:object draw:notify-on-update-of-ranges="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38cm" table:end-y="0.033cm" draw:z-index="2" draw:style-name="gr1" svg:width="6.489cm" svg:height="4.976cm" svg:x="0.424cm" svg:y="0.135cm">
              <draw:object draw:notify-on-update-of-ranges="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07cm" table:end-y="0.033cm" draw:z-index="3" draw:style-name="gr1" svg:width="6.491cm" svg:height="4.98cm" svg:x="0.149cm" svg:y="0.135cm">
              <draw:object draw:notify-on-update-of-ranges="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1cm" table:end-y="0.245cm" draw:z-index="4" draw:style-name="gr1" svg:width="6.495cm" svg:height="4.467cm" svg:x="0.001cm" svg:y="0.056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19cm" table:end-y="0.245cm" draw:z-index="5" draw:style-name="gr1" svg:width="6.495cm" svg:height="4.467cm" svg:x="0.715cm" svg:y="0.056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3cm" table:end-y="0.039cm" draw:z-index="6" draw:style-name="gr1" svg:width="6.494cm" svg:height="3.962cm" svg:x="0.424cm" svg:y="0.056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1218">
            <text:p>1218</text:p>
          </table:table-cell>
          <table:table-cell office:value-type="string">
            <text:p>Gloc追加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無駄な Fasl Record 削除</text:p>
          </table:table-cell>
          <table:table-cell table:number-columns-repeated="238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4" office:value-type="float" office:value="1192">
            <text:p>1192</text:p>
          </table:table-cell>
          <table:table-cell table:number-columns-repeated="248"/>
        </table:table-row>
        <table:table-row table:style-name="ro1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1154">
            <text:p>1154</text:p>
          </table:table-cell>
          <table:table-cell table:number-columns-repeated="248"/>
        </table:table-row>
        <table:table-row table:style-name="ro1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6cm" table:end-y="0.045cm" draw:z-index="0" draw:style-name="gr2" svg:width="14.876cm" svg:height="7.342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vector 命令追加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2">
            <text:p>1192</text:p>
          </table:table-cell>
          <table:table-cell office:value-type="string">
            <text:p>cos, sin 高速化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9">2009/03/29</text:date>, <text:time>15:21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3-29T15:21:03</dc:date>
    <meta:editing-cycles>32</meta:editing-cycles>
    <meta:editing-duration>P6DT9H2M15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36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622cm" svg:y="0.113cm" chart:style-name="ch2">
          <text:p>fib(31)</text:p>
        </chart:title>
        <chart:legend chart:legend-position="end" svg:x="4.678cm" svg:y="1.833cm" chart:style-name="ch3"/>
        <chart:plot-area chart:style-name="ch4" table:cell-range-address="表1.B1:表1.R4 表1.A2:表1.R4 表1.A1:表1.A1" chart:data-source-has-labels="both" svg:x="0.128cm" svg:y="0.697cm" svg:width="4.419cm" svg:height="4.076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41cm" svg:y="0.115cm" chart:style-name="ch2">
          <text:p>tak</text:p>
        </chart:title>
        <chart:legend chart:legend-position="end" svg:x="4.678cm" svg:y="1.833cm" chart:style-name="ch3"/>
        <chart:plot-area chart:style-name="ch4" table:cell-range-address="表1.B5:表1.R8 表1.A6:表1.R8 表1.A5:表1.A5" chart:data-source-has-labels="both" svg:x="0.128cm" svg:y="0.697cm" svg:width="4.419cm" svg:height="4.076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278955459595pt" style:font-size-asian="12.9278955459595pt" style:font-size-complex="12.9278955459595pt"/>
    </style:style>
    <style:style style:name="ch3" style:family="chart">
      <style:graphic-properties draw:stroke="none" svg:stroke-color="#b3b3b3" draw:fill="none" draw:fill-color="#e6e6e6"/>
      <style:text-properties fo:font-size="7.95562744140625pt" style:font-size-asian="7.95562744140625pt" style:font-size-complex="7.95562744140625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1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1cm" svg:height="4.979cm" chart:class="chart:line" chart:style-name="ch1">
        <chart:title svg:x="2.516cm" svg:y="0.114cm" chart:style-name="ch2">
          <text:p>triangle</text:p>
        </chart:title>
        <chart:legend chart:legend-position="end" svg:x="4.677cm" svg:y="1.832cm" chart:style-name="ch3"/>
        <chart:plot-area chart:style-name="ch4" table:cell-range-address="表1.B9:表1.R12 表1.A10:表1.R12 表1.A9:表1.A9" chart:data-source-has-labels="both" svg:x="0.126cm" svg:y="0.695cm" svg:width="4.418cm" svg:height="4.074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>121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176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03cm" svg:y="0.115cm" chart:style-name="ch2">
          <text:p>takl</text:p>
        </chart:title>
        <chart:legend chart:legend-position="end" svg:x="4.678cm" svg:y="1.833cm" chart:style-name="ch3"/>
        <chart:plot-area chart:style-name="ch4" table:cell-range-address="表1.B13:表1.R16 表1.A14:表1.R16 表1.A13:表1.A13" chart:data-source-has-labels="both" svg:x="0.128cm" svg:y="0.697cm" svg:width="4.419cm" svg:height="4.076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639cm" svg:y="0.097cm" chart:style-name="ch2">
          <text:p>empty</text:p>
        </chart:title>
        <chart:legend chart:legend-position="end" svg:x="4.923cm" svg:y="1.954cm" chart:style-name="ch3"/>
        <chart:plot-area chart:style-name="ch4" table:cell-range-address="表1.A17:表1.R17" chart:data-source-has-labels="column" svg:x="0.129cm" svg:y="0.677cm" svg:width="4.665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137cm" svg:y="0.1cm" chart:style-name="ch2">
          <text:p>load-library</text:p>
        </chart:title>
        <chart:legend chart:legend-position="end" svg:x="4.449cm" svg:y="1.795cm" chart:style-name="ch3"/>
        <chart:plot-area chart:style-name="ch4" table:cell-range-address="表1.A18:表1.R18" chart:data-source-has-labels="column" svg:x="0.127cm" svg:y="0.677cm" svg:width="4.184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74550819397pt" style:font-size-asian="12.874550819397pt" style:font-size-complex="12.874550819397pt"/>
    </style:style>
    <style:style style:name="ch3" style:family="chart">
      <style:graphic-properties draw:stroke="none" svg:stroke-color="#b3b3b3" draw:fill="none" draw:fill-color="#e6e6e6"/>
      <style:text-properties fo:font-size="7.92280006408691pt" style:font-size-asian="7.92280006408691pt" style:font-size-complex="7.922800064086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7cm" svg:height="3.963cm" chart:class="chart:line" chart:style-name="ch1">
        <chart:title svg:x="2.852cm" svg:y="0.094cm" chart:style-name="ch2">
          <text:p>clos</text:p>
        </chart:title>
        <chart:legend chart:legend-position="end" svg:x="5.189cm" svg:y="1.698cm" chart:style-name="ch3"/>
        <chart:plot-area chart:style-name="ch4" table:cell-range-address="表1.A19:表1.R19" chart:data-source-has-labels="column" svg:x="0.125cm" svg:y="0.656cm" svg:width="4.92cm" svg:height="3.14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43cm" chart:class="chart:line" chart:style-name="ch1">
        <chart:legend chart:legend-position="end" svg:x="13.068cm" svg:y="3.179cm" chart:style-name="ch2"/>
        <chart:plot-area chart:style-name="ch3" table:cell-range-address="表2.B1:表2.Z3 表2.A2:表2.Z3 表2.A1:表2.A1" chart:data-source-has-labels="both" svg:x="0.392cm" svg:y="0.146cm" svg:width="12.379cm" svg:height="6.966cm">
          <chart:axis chart:dimension="x" chart:name="primary-x" chart:style-name="ch4">
            <chart:title svg:x="6.252cm" svg:y="6.668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8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>119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